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FS Theokritos" svg:font-family="'GFS Theokritos'" style:font-pitch="variable"/>
    <style:font-face style:name="KacstDecorative" svg:font-family="KacstDecorative" style:font-pitch="variable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1866in" fo:margin-right="0in" fo:text-indent="0in" style:auto-text-indent="false" style:page-number="auto"/>
      <style:text-properties style:font-name="Lobster Two" fo:font-size="115pt" officeooo:rsid="001fd6f9" officeooo:paragraph-rsid="001fd6f9" style:font-size-asian="115pt" style:font-size-complex="115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A <text:span text:style-name="T2"><text:s/>B <text:s/></text:span>C <text:s/>D <text:s/>E <text:s/>F <text:s/>G <text:s/>H <text:s/>I <text:s/>J <text:s/>K <text:s/>L <text:s/>M <text:s/>N <text:s/>O <text:s/>P <text:s/>Q <text:s/>R <text:s/>S <text:s/>T <text:s/><text:soft-page-break/>U <text:s/>V <text:s/>W <text:s/>X <text:s/>Y <text:s/>Z <text:s/>1 <text:s/>2 <text:s/>3 <text:s/>4 <text:s/>5 <text:s/>6 <text:s/>7 <text:s/>8 <text:s/>9 <text:s/>! <text:s text:c="3"/>$ <text:s/>% <text:s/>&amp; <text:s/>{ 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GFS Theokritos" svg:font-family="'GFS Theokritos'" style:font-pitch="variable"/>
    <style:font-face style:name="KacstDecorative" svg:font-family="KacstDecorative" style:font-pitch="variable"/>
    <style:font-face style:name="Lobster Two" svg:font-family="'Lobster Tw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4:59:30.865990025</meta:creation-date>
    <dc:date>2017-06-07T15:10:47.882780162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3" meta:paragraph-count="1" meta:word-count="41" meta:character-count="123" meta:non-whitespace-character-count="41"/>
  </office:meta>
</office:document-meta>
</file>